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svg:stroke-color="#000080" draw:marker-start-width="0.35cm" draw:marker-end-width="0.35cm"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546cm"/>
    </style:style>
    <style:style style:name="gr4" style:family="graphic" style:parent-style-name="standard">
      <style:graphic-properties svg:stroke-color="#ff0000"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7cm"/>
    </style:style>
    <style:style style:name="gr6" style:family="graphic" style:parent-style-name="standard">
      <style:graphic-properties draw:stroke="none" svg:stroke-color="#000000" draw:fill="none" draw:fill-color="#ffffff" fo:min-height="7.5cm"/>
    </style:style>
    <style:style style:name="gr7" style:family="graphic" style:parent-style-name="standard">
      <style:graphic-properties svg:stroke-width="0.1cm" svg:stroke-color="#800080" draw:marker-start-width="0.35cm" draw:marker-end-width="0.35cm" draw:fill="solid" draw:fill-color="#9966cc" draw:textarea-horizontal-align="justify" draw:textarea-vertical-align="middle" draw:auto-grow-height="false" fo:min-height="0cm" fo:min-width="0cm" fo:padding-top="0.175cm" fo:padding-bottom="0.175cm" fo:padding-left="0.3cm" fo:padding-right="0.3cm"/>
    </style:style>
    <style:style style:name="gr8"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text-indent="0cm"/>
      <style:text-properties fo:font-size="13pt"/>
    </style:style>
    <style:style style:name="P6" style:family="paragraph">
      <style:text-properties fo:color="#ffffff"/>
    </style:style>
    <style:style style:name="T1" style:family="text">
      <style:text-properties fo:font-size="12pt"/>
    </style:style>
    <style:style style:name="T2" style:family="text">
      <style:text-properties fo:font-size="13pt" style:text-underline-style="solid" style:text-underline-width="auto" style:text-underline-color="font-color" fo:font-weight="bold"/>
    </style:style>
    <style:style style:name="T3" style:family="text">
      <style:text-properties fo:font-size="13pt"/>
    </style:style>
    <style:style style:name="T4" style:family="text">
      <style:text-properties fo:color="#ffffff"/>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cm" svg:height="3cm" svg:x="1.177cm" svg:y="1.796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335cm" svg:height="0.725cm" svg:x="0.961cm" svg:y="2.796cm">
          <draw:text-box>
            <text:p text:style-name="P2"><text:span text:style-name="T1"><text:s/></text:span><text:span text:style-name="T1">Serveur HTTP</text:span></text:p>
          </draw:text-box>
        </draw:frame>
        <draw:custom-shape draw:style-name="gr1" draw:text-style-name="P1" draw:layer="layout" svg:width="3cm" svg:height="3cm" svg:x="8.296cm" svg:y="1.796cm">
          <text:p text:style-name="P2"/>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cm" svg:height="0.725cm" svg:x="7.796cm" svg:y="2.796cm">
          <draw:text-box>
            <text:p text:style-name="P2"><text:span text:style-name="T1"><text:s text:c="3"/></text:span><text:span text:style-name="T1">Modules de tris</text:span></text:p>
          </draw:text-box>
        </draw:frame>
        <draw:line draw:style-name="gr4" draw:text-style-name="P1" draw:layer="layout" svg:x1="8.296cm" svg:y1="3.296cm" svg:x2="4.296cm" svg:y2="3.296cm">
          <text:p text:style-name="P2"/>
        </draw:line>
        <draw:frame draw:style-name="gr5" draw:text-style-name="P5" draw:layer="layout" svg:width="6.375cm" svg:height="7.25cm" svg:x="14.296cm" svg:y="0.796cm">
          <draw:text-box>
            <text:p text:style-name="P2"><text:span text:style-name="T2">Légende :</text:span></text:p>
            <text:p text:style-name="P2"><text:span text:style-name="T3"/></text:p>
            <text:p text:style-name="P2"><text:span text:style-name="T3">Liste de réponse triée en fonction de l'expérience locale et des réponses transmises par les autres agents</text:span></text:p>
            <text:p text:style-name="P2"><text:span text:style-name="T3"/></text:p>
            <text:p text:style-name="P2"><text:span text:style-name="T3"/></text:p>
            <text:p text:style-name="P2"><text:span text:style-name="T3"/></text:p>
            <text:p text:style-name="P2"><text:span text:style-name="T3">Alimentation de la base de données (réponse triée et requête de l'utilisateur)</text:span></text:p>
          </draw:text-box>
        </draw:frame>
        <draw:line draw:style-name="gr4" draw:text-style-name="P1" draw:layer="layout" svg:x1="12.296cm" svg:y1="3.296cm" svg:x2="14.296cm" svg:y2="3.296cm">
          <text:p text:style-name="P2"/>
        </draw:line>
        <draw:frame draw:style-name="gr6" draw:text-style-name="P2" draw:layer="layout" svg:width="19.5cm" svg:height="7.75cm" svg:x="0.796cm" svg:y="11.546cm">
          <draw:text-box>
            <text:p text:style-name="P2">Après avoir fait leurs tris (le tri sur la requête et le résultat ou le tri en fonction des réponses des autres agents, ou les 2), les modules de tris renvoient au serveur HTTP la réponse triée, le serveur construit ensuite une page HTML afin d'envoyer cette réponse à l'utilisateur</text:p>
          </draw:text-box>
        </draw:frame>
        <draw:custom-shape draw:style-name="gr7" draw:text-style-name="P1" draw:layer="layout" svg:width="3cm" svg:height="2.5cm" svg:x="8.796cm" svg:y="8.296cm">
          <text:p text:style-name="P2"/>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 draw:text-style-name="P6" draw:layer="layout" svg:width="1.84cm" svg:height="0.963cm" svg:x="9.296cm" svg:y="9.296cm">
          <draw:text-box>
            <text:p text:style-name="P2"><text:span text:style-name="T4">BDD</text:span></text:p>
          </draw:text-box>
        </draw:frame>
        <draw:line draw:style-name="gr8" draw:text-style-name="P1" draw:layer="layout" svg:x1="9.796cm" svg:y1="4.796cm" svg:x2="9.796cm" svg:y2="8.296cm">
          <text:p text:style-name="P2"/>
        </draw:line>
        <draw:line draw:style-name="gr8" draw:text-style-name="P1" draw:layer="layout" svg:x1="12.296cm" svg:y1="6.296cm" svg:x2="14.296cm" svg:y2="6.296cm">
          <text:p text:style-name="P2"/>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296cm" fo:margin-bottom="0.33cm" fo:margin-left="0.296cm" fo:margin-right="0.329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1$Build-8990</meta:generator>
    <meta:initial-creator>Pierre Ramos</meta:initial-creator>
    <meta:creation-date>2006-03-14T19:11:14</meta:creation-date>
    <dc:creator>Pierre Ramos</dc:creator>
    <dc:date>2006-03-14T19:47:46</dc:date>
    <dc:language>fr-FR</dc:language>
    <meta:editing-cycles>4</meta:editing-cycles>
    <meta:editing-duration>PT27M48S</meta:editing-duration>
    <meta:user-defined meta:name="Info 1"/>
    <meta:user-defined meta:name="Info 2"/>
    <meta:user-defined meta:name="Info 3"/>
    <meta:user-defined meta:name="Info 4"/>
    <meta:document-statistic meta:object-count="12"/>
  </office:meta>
</office:document-meta>
</file>